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wiss" style:font-pitch="variable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8f2a1" draw:fill-color="#e8f2a1" draw:textarea-horizontal-align="justify" draw:textarea-vertical-align="middle" draw:auto-grow-height="false" fo:min-height="2.85cm" fo:min-width="2.6cm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939cm" fo:min-width="5.918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262cm" fo:min-width="5.01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961cm" fo:min-width="3.953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732cm" fo:min-width="3.122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28cm" fo:min-width="2.0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17cm"/>
      <style:paragraph-properties style:writing-mode="lr-tb"/>
    </style:style>
    <style:style style:name="gr9" style:family="graphic" style:parent-style-name="standard">
      <style:graphic-properties svg:stroke-color="#ed1c24" draw:fill-color="#ef413d" draw:textarea-horizontal-align="justify" draw:textarea-vertical-align="middle" draw:auto-grow-height="false" fo:min-height="0.05cm" fo:min-width="0cm"/>
    </style:style>
    <style:style style:name="gr10" style:family="graphic" style:parent-style-name="standard">
      <style:graphic-properties svg:stroke-color="#8d1d75" draw:fill-color="#8d1d75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3465a4" draw:fill-color="#35526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P1" style:family="paragraph">
      <loext:graphic-properties draw:fill-color="#e8f2a1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f413d"/>
      <style:paragraph-properties fo:text-align="center"/>
    </style:style>
    <style:style style:name="P6" style:family="paragraph">
      <loext:graphic-properties draw:fill-color="#8d1d75"/>
      <style:paragraph-properties fo:text-align="center"/>
    </style:style>
    <style:style style:name="P7" style:family="paragraph">
      <loext:graphic-properties draw:fill-color="#355269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2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3.1cm" draw:transform="rotate (0.784176432921052) translate (6.9cm 10.3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1.9cm" svg:x2="9.1cm" svg:y2="14.4cm">
          <text:p/>
        </draw:line>
        <draw:line draw:style-name="gr2" draw:text-style-name="P2" draw:layer="layout" svg:x1="5.5cm" svg:y1="10.316cm" svg:x2="14.7cm" svg:y2="10.1cm">
          <text:p/>
        </draw:line>
        <draw:custom-shape draw:style-name="gr3" draw:text-style-name="P3" draw:layer="layout" svg:width="9.074cm" svg:height="3.095cm" draw:transform="skewX (6.62952694396736E-017) rotate (-0.64961154759229) translate (6.811cm 2.4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792cm" svg:height="2.136cm" draw:transform="skewX (-0.000523598775598387) rotate (-0.64926248174189) translate (6.974cm 3.1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295cm" svg:height="1.711cm" draw:transform="skewX (-0.00122173047639613) rotate (-0.64926248174189) translate (7.271cm 3.63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122cm" svg:height="1.388cm" draw:transform="rotate (-0.64926248174189) translate (7.565cm 4.1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63cm" svg:height="0.748cm" draw:transform="skewX (0.00139626340159545) rotate (-0.64926248174189) translate (7.885cm 4.7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217cm" svg:height="0.962cm" svg:x="9.1cm" svg:y="1.5cm">
          <draw:text-box>
            <text:p><text:span text:style-name="T1">β</text:span><text:span text:style-name="T2">1</text:span></text:p>
          </draw:text-box>
        </draw:frame>
        <draw:frame draw:style-name="gr8" draw:text-style-name="P4" draw:layer="layout" svg:width="1.217cm" svg:height="0.962cm" svg:x="14cm" svg:y="10.4cm">
          <draw:text-box>
            <text:p><text:span text:style-name="T1">β</text:span><text:span text:style-name="T2">0</text:span></text:p>
          </draw:text-box>
        </draw:frame>
        <draw:custom-shape draw:style-name="gr9" draw:text-style-name="P5" draw:layer="layout" svg:width="0.3cm" svg:height="0.3cm" svg:x="8.5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cm" svg:height="0.3cm" svg:x="8.9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cm" svg:height="0.3cm" svg:x="8.902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.772cm" svg:height="0.962cm" svg:x="10.9cm" svg:y="4.9cm">
          <draw:text-box>
            <text:p>OL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wiss" style:font-pitch="variable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2-19T10:45:07.071095281</meta:creation-date>
    <dc:date>2021-02-17T23:49:42.583258561</dc:date>
    <meta:editing-duration>PT36M18S</meta:editing-duration>
    <meta:editing-cycles>3</meta:editing-cycles>
    <meta:generator>LibreOffice/7.1.0.3$MacOSX_X86_64 LibreOffice_project/f6099ecf3d29644b5008cc8f48f42f4a40986e4c</meta:generator>
    <meta:document-statistic meta:object-count="14"/>
  </office:meta>
</office:document-meta>
</file>